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6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7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1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1" style:parent-style-name="Standardnípísmoodstavce" style:family="text">
      <style:text-properties style:font-name-complex="Calibri" style:font-size-complex="11.5pt" fo:language="en" fo:country="US"/>
    </style:style>
    <style:style style:name="T22" style:parent-style-name="Standardnípísmoodstavce" style:family="text">
      <style:text-properties style:font-name-complex="Calibri" style:font-size-complex="11.5pt"/>
    </style:style>
    <style:style style:name="T23" style:parent-style-name="Standardnípísmoodstavce" style:family="text">
      <style:text-properties style:font-name-complex="Calibri" style:font-size-complex="11.5pt"/>
    </style:style>
    <style:style style:name="P24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/>
    </style:style>
    <style:style style:name="P27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8" style:parent-style-name="Standardnípísmoodstavce" style:family="text">
      <style:text-properties style:font-name-complex="Calibri" style:font-size-complex="11.5pt" fo:language="en" fo:country="US"/>
    </style:style>
    <style:style style:name="T29" style:parent-style-name="Standardnípísmoodstavce" style:family="text">
      <style:text-properties style:font-name-complex="Calibri" style:font-size-complex="11.5pt"/>
    </style:style>
    <style:style style:name="P30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31" style:parent-style-name="Standardnípísmoodstavce" style:family="text">
      <style:text-properties style:font-name-complex="Calibri" style:font-size-complex="11.5pt" fo:language="en" fo:country="US"/>
    </style:style>
    <style:style style:name="T32" style:parent-style-name="Standardnípísmoodstavce" style:family="text">
      <style:text-properties style:font-name-complex="Calibri" style:font-size-complex="11.5pt"/>
    </style:style>
    <style:style style:name="T33" style:parent-style-name="Standardnípísmoodstavce" style:family="text">
      <style:text-properties style:font-name-complex="Calibri" style:font-size-complex="11.5pt"/>
    </style:style>
    <style:style style:name="P3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5" style:parent-style-name="Standardnípísmoodstavce" style:family="text">
      <style:text-properties style:font-name-complex="Calibri" style:font-size-complex="11.5pt" fo:language="en" fo:country="US"/>
    </style:style>
    <style:style style:name="T36" style:parent-style-name="Standardnípísmoodstavce" style:family="text">
      <style:text-properties style:font-name-complex="Calibri" style:font-size-complex="11.5pt"/>
    </style:style>
    <style:style style:name="P3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8" style:parent-style-name="Standardnípísmoodstavce" style:family="text">
      <style:text-properties style:font-name-complex="Calibri" style:font-size-complex="11.5pt" fo:language="en" fo:country="US"/>
    </style:style>
    <style:style style:name="T39" style:parent-style-name="Standardnípísmoodstavce" style:family="text">
      <style:text-properties style:font-name-complex="Calibri" style:font-size-complex="11.5pt"/>
    </style:style>
    <style:style style:name="T40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41" style:parent-style-name="Standardnípísmoodstavce" style:family="text">
      <style:text-properties style:font-name-complex="Calibri" style:font-size-complex="11.5pt"/>
    </style:style>
    <style:style style:name="T42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43" style:parent-style-name="Standardnípísmoodstavce" style:family="text">
      <style:text-properties style:font-name-complex="Calibri" style:font-size-complex="11.5pt"/>
    </style:style>
    <style:style style:name="P4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5" style:parent-style-name="Standardnípísmoodstavce" style:family="text">
      <style:text-properties style:font-name-complex="Calibri" style:font-size-complex="11.5pt" fo:language="en" fo:country="US"/>
    </style:style>
    <style:style style:name="T46" style:parent-style-name="Standardnípísmoodstavce" style:family="text">
      <style:text-properties style:font-name-complex="Calibri" style:font-size-complex="11.5pt"/>
    </style:style>
    <style:style style:name="T47" style:parent-style-name="Standardnípísmoodstavce" style:family="text">
      <style:text-properties style:font-name-complex="Calibri" style:font-size-complex="11.5pt"/>
    </style:style>
    <style:style style:name="P48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9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0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5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5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3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54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55" style:parent-style-name="Standardnípísmoodstavce" style:family="text">
      <style:text-properties style:font-name-complex="Calibri" style:font-size-complex="11.5pt"/>
    </style:style>
    <style:style style:name="T56" style:parent-style-name="Standardnípísmoodstavce" style:family="text">
      <style:text-properties style:font-name-complex="Calibri" style:font-size-complex="11.5pt"/>
    </style:style>
    <style:style style:name="T57" style:parent-style-name="Standardnípísmoodstavce" style:family="text">
      <style:text-properties style:font-name-complex="Calibri" style:font-size-complex="11.5pt"/>
    </style:style>
    <style:style style:name="T58" style:parent-style-name="Standardnípísmoodstavce" style:family="text">
      <style:text-properties style:font-name-complex="Calibri" style:font-size-complex="11.5pt"/>
    </style:style>
    <style:style style:name="P59" style:parent-style-name="Normální" style:family="paragraph">
      <style:paragraph-properties fo:keep-with-next="always" style:text-autospace="none" fo:margin-top="0.3333in" fo:margin-bottom="0.1666in" style:line-height-at-least="0.175in"/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P6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61" style:parent-style-name="Standardnípísmoodstavce" style:family="text">
      <style:text-properties style:font-name-complex="Calibri" style:font-size-complex="11.5pt" fo:language="en" fo:country="US"/>
    </style:style>
    <style:style style:name="T62" style:parent-style-name="Standardnípísmoodstavce" style:family="text">
      <style:text-properties style:font-name-complex="Calibri" style:font-size-complex="11.5pt" fo:language="en" fo:country="US"/>
    </style:style>
    <style:style style:name="T63" style:parent-style-name="Standardnípísmoodstavce" style:family="text">
      <style:text-properties style:font-name-complex="Calibri" style:font-size-complex="11.5pt" fo:language="en" fo:country="US"/>
    </style:style>
    <style:style style:name="T64" style:parent-style-name="Standardnípísmoodstavce" style:family="text">
      <style:text-properties style:font-name-complex="Calibri" style:font-size-complex="11.5pt" fo:language="en" fo:country="US"/>
    </style:style>
    <style:style style:name="T65" style:parent-style-name="Standardnípísmoodstavce" style:family="text">
      <style:text-properties style:font-name-complex="Calibri" style:font-size-complex="11.5pt" fo:language="en" fo:country="US"/>
    </style:style>
    <style:style style:name="T66" style:parent-style-name="Standardnípísmoodstavce" style:family="text">
      <style:text-properties style:font-name-complex="Calibri" style:font-size-complex="11.5pt" fo:language="en" fo:country="US"/>
    </style:style>
    <style:style style:name="T67" style:parent-style-name="Standardnípísmoodstavce" style:family="text">
      <style:text-properties style:font-name-complex="Calibri" style:font-size-complex="11.5pt" fo:language="en" fo:country="US"/>
    </style:style>
    <style:style style:name="T68" style:parent-style-name="Standardnípísmoodstavce" style:family="text">
      <style:text-properties style:font-name-complex="Calibri" style:font-size-complex="11.5pt" fo:language="en" fo:country="US"/>
    </style:style>
    <style:style style:name="T69" style:parent-style-name="Standardnípísmoodstavce" style:family="text">
      <style:text-properties style:font-name-complex="Calibri" style:font-size-complex="11.5pt"/>
    </style:style>
    <style:style style:name="T70" style:parent-style-name="Standardnípísmoodstavce" style:family="text">
      <style:text-properties style:font-name-complex="Calibri" style:font-size-complex="11.5pt"/>
    </style:style>
    <style:style style:name="T7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72" style:parent-style-name="Standardnípísmoodstavce" style:family="text">
      <style:text-properties style:font-name-complex="Calibri" style:font-size-complex="11.5pt"/>
    </style:style>
    <style:style style:name="P73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74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75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76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77" style:parent-style-name="Standardnípísmoodstavce" style:family="text">
      <style:text-properties style:font-name-complex="Calibri" style:font-size-complex="11.5pt" fo:language="en" fo:country="US"/>
    </style:style>
    <style:style style:name="T78" style:parent-style-name="Standardnípísmoodstavce" style:family="text">
      <style:text-properties style:font-name-complex="Calibri" style:font-size-complex="11.5pt"/>
    </style:style>
    <style:style style:name="T79" style:parent-style-name="Standardnípísmoodstavce" style:family="text">
      <style:text-properties style:font-name-complex="Calibri" style:font-size-complex="11.5pt"/>
    </style:style>
    <style:style style:name="T80" style:parent-style-name="Standardnípísmoodstavce" style:family="text">
      <style:text-properties style:font-name-complex="Calibri" style:font-size-complex="11.5pt"/>
    </style:style>
    <style:style style:name="T81" style:parent-style-name="Standardnípísmoodstavce" style:family="text">
      <style:text-properties style:font-name-complex="Calibri" style:font-size-complex="11.5pt"/>
    </style:style>
    <style:style style:name="T82" style:parent-style-name="Standardnípísmoodstavce" style:family="text">
      <style:text-properties style:font-name-complex="Calibri" style:font-size-complex="11.5pt"/>
    </style:style>
    <style:style style:name="T83" style:parent-style-name="Standardnípísmoodstavce" style:family="text">
      <style:text-properties style:font-name-complex="Calibri" style:font-size-complex="11.5pt"/>
    </style:style>
    <style:style style:name="P8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85" style:parent-style-name="Standardnípísmoodstavce" style:family="text">
      <style:text-properties style:font-name-complex="Calibri" style:font-size-complex="11.5pt" fo:language="en" fo:country="US"/>
    </style:style>
    <style:style style:name="T86" style:parent-style-name="Standardnípísmoodstavce" style:family="text">
      <style:text-properties style:font-name-complex="Calibri" style:font-size-complex="11.5pt"/>
    </style:style>
    <style:style style:name="T87" style:parent-style-name="Standardnípísmoodstavce" style:family="text">
      <style:text-properties style:font-name-complex="Calibri" style:font-size-complex="11.5pt"/>
    </style:style>
    <style:style style:name="T88" style:parent-style-name="Standardnípísmoodstavce" style:family="text">
      <style:text-properties style:font-name-complex="Calibri" style:font-size-complex="11.5pt"/>
    </style:style>
    <style:style style:name="T89" style:parent-style-name="Standardnípísmoodstavce" style:family="text">
      <style:text-properties style:font-name-complex="Calibri" style:font-size-complex="11.5pt"/>
    </style:style>
    <style:style style:name="P9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91" style:parent-style-name="Standardnípísmoodstavce" style:family="text">
      <style:text-properties style:font-name-complex="Calibri" style:font-size-complex="11.5pt" fo:language="en" fo:country="US"/>
    </style:style>
    <style:style style:name="T92" style:parent-style-name="Standardnípísmoodstavce" style:family="text">
      <style:text-properties style:font-name-complex="Calibri" style:font-size-complex="11.5pt"/>
    </style:style>
    <style:style style:name="T93" style:parent-style-name="Standardnípísmoodstavce" style:family="text">
      <style:text-properties style:font-name-complex="Calibri" style:font-size-complex="11.5pt"/>
    </style:style>
    <style:style style:name="T94" style:parent-style-name="Standardnípísmoodstavce" style:family="text">
      <style:text-properties style:font-name-complex="Calibri" style:font-size-complex="11.5pt"/>
    </style:style>
    <style:style style:name="P95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96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97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9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99" style:parent-style-name="Standardnípísmoodstavce" style:family="text">
      <style:text-properties style:font-name-complex="Calibri" style:font-size-complex="11.5pt" fo:language="en" fo:country="US"/>
    </style:style>
    <style:style style:name="T100" style:parent-style-name="Standardnípísmoodstavce" style:family="text">
      <style:text-properties style:font-name-complex="Calibri" style:font-size-complex="11.5pt"/>
    </style:style>
    <style:style style:name="T101" style:parent-style-name="Standardnípísmoodstavce" style:family="text">
      <style:text-properties style:font-name-complex="Calibri" style:font-size-complex="11.5pt"/>
    </style:style>
    <style:style style:name="P102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background-color="#FFFF00" fo:language="en" fo:country="US"/>
    </style:style>
    <style:style style:name="P103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104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105" style:parent-style-name="Standardnípísmoodstavce" style:family="text">
      <style:text-properties style:font-name-complex="Calibri" style:font-size-complex="11.5pt" fo:language="en" fo:country="US"/>
    </style:style>
    <style:style style:name="T106" style:parent-style-name="Standardnípísmoodstavce" style:family="text">
      <style:text-properties style:font-name-complex="Calibri" style:font-size-complex="11.5pt"/>
    </style:style>
    <style:style style:name="P107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108" style:parent-style-name="Standardnípísmoodstavce" style:family="text">
      <style:text-properties style:font-name-complex="Calibri" style:font-size-complex="11.5pt" fo:language="en" fo:country="US"/>
    </style:style>
    <style:style style:name="T109" style:parent-style-name="Standardnípísmoodstavce" style:family="text">
      <style:text-properties style:font-name-complex="Calibri" style:font-size-complex="11.5pt"/>
    </style:style>
    <style:style style:name="P110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fo:color="#FF0000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5/2021<text:bookmark-end text:name="Text14"/></text:p>
            <text:p text:style-name="Normální">KVOP-49367/2021<text:bookmark-end text:name="Text2"/></text:p>
            <text:p text:style-name="Normální"><text:bookmark-start text:name="Text6"/>24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A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5"><text:span text:style-name="T16">Sd</text:span><text:span text:style-name="T17">ělení o poskytnutí<text:s/></text:span><text:span text:style-name="T18">informace a rozhodnutí o částečném odmítnutí žádosti</text:span></text:p>
      <text:p text:style-name="P19">Vážená paní M.,<text:s/></text:p>
      <text:p text:style-name="P20"><text:span text:style-name="T21">dne 20. listopadu byla do Kancelá</text:span><text:span text:style-name="T22">ře veřejného ochránce práv doručena Vaše žádost podle zákona č. 106/1999 Sb., o svobodném přístupu k informacím, ve znění pozdějších předpisů, k</text:span><text:span text:style-name="T23">terou žádáte o tyto informace:</text:span></text:p>
      <text:list text:style-name="LFO3_1" text:continue-numbering="true">
        <text:list-item>
          <text:p text:style-name="P24"><text:span text:style-name="T25">Kolik pracovník</text:span><text:span text:style-name="T26">ů vašeho úřadu je očkováno proti nemoci covid-19?</text:span></text:p>
        </text:list-item>
        <text:list-item>
          <text:p text:style-name="P27"><text:span text:style-name="T28">Rovn</text:span><text:span text:style-name="T29">ěž žádám o sdělení, kolik pracovníků je rozočkováno?</text:span></text:p>
        </text:list-item>
        <text:list-item>
          <text:p text:style-name="P30"><text:span text:style-name="T31">Také žádám o sd</text:span><text:span text:style-name="T32">ělení, kolik zaměstnanců prodělalo onemocnění Covid-19, tj. kolik zaměstnanců splňuje<text:s/></text:span><text:span text:style-name="T33">podmínky bezinfekčnosti podle stávajících kritérií nastavených ministerstvem zdravotnictví?</text:span></text:p>
        </text:list-item>
      </text:list>
      <text:p text:style-name="P34"><text:span text:style-name="T35">Sd</text:span><text:span text:style-name="T36">ělení výše požadovaných informací žádáte prostřednictvím e-mailové schránky.</text:span></text:p>
      <text:p text:style-name="P37"><text:span text:style-name="T38">Ve smyslu zákona o svobodném p</text:span><text:span text:style-name="T39">řístupu k informacím,<text:s/></text:span><text:span text:style-name="T40">p</text:span><text:span text:style-name="T41">o</text:span><text:span text:style-name="T42">skytuji níže uvedené informace</text:span><text:span text:style-name="T43">:</text:span></text:p>
      <text:p text:style-name="P44"><text:span text:style-name="T45">Z celkového po</text:span><text:span text:style-name="T46">čtu 164 zaměstnanců Kanceláře veřejného ochránce práv předložilo 142 zaměstnanců certifikát o ukončeném očkování proti onemocnění Covid-19; z toho 2 zaměstnanci předložili potvrzení o prodělaném onemocnění Covid-19 (180 dnů od ukončení onemo</text:span><text:span text:style-name="T47">cnění). Tito zaměstnanci ve svém souhrnu splňují podmínku bezinfekčnosti.<text:s/></text:span></text:p>
      <text:p text:style-name="P48">Zbývající informace nelze poskytnout, protože jimi nedisponujeme, blíže viz rozhodnutí o odmítnutí informací.</text:p>
      <text:p text:style-name="P49"><text:span text:style-name="T50">Sou</text:span><text:span text:style-name="T51">časně</text:span></text:p>
      <text:p text:style-name="P52"><text:span text:style-name="T53">vydává Kancelá</text:span><text:span text:style-name="T54">ř veřejného ochránce práv</text:span><text:span text:style-name="T55"><text:s/>(dále jen „Kancelář“)<text:s/></text:span><text:span text:style-name="T56"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</text:span><text:span text:style-name="T57">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</text:span><text:span text:style-name="T58">pojení s ustanovením § 67 a násl. zákona č. 500/2004 Sb., správní řád, ve znění pozdějších předpisů toto</text:span></text:p>
      <text:soft-page-break/>
      <text:p text:style-name="P59">rozhodnutí,</text:p>
      <text:p text:style-name="P60"><text:span text:style-name="T61">kterým se žádost paní A</text:span><text:span text:style-name="T62">.</text:span><text:span text:style-name="T63"><text:s/>M</text:span><text:span text:style-name="T64">.</text:span><text:span text:style-name="T65">, narozené<text:s/></text:span><text:span text:style-name="T66">xx</text:span><text:span text:style-name="T67">, trvale pobytem<text:s/></text:span><text:span text:style-name="T68">xx</text:span><text:span text:style-name="T69"><text:s/>(dále jen „žadatelka“) ze dn</text:span><text:span text:style-name="T70">e 20. listopadu 2021<text:s/></text:span><text:span text:style-name="T71">částečně odmítá, neboť žadatelka požaduje poskytnutí informace, kterou Kancelář nedisponuje.</text:span><text:span text:style-name="T72"><text:s/></text:span></text:p>
      <text:p text:style-name="P73"><text:span text:style-name="T74">Od</text:span><text:span text:style-name="T75">ůvodnění</text:span></text:p>
      <text:p text:style-name="P76"><text:span text:style-name="T77">Dne 20. listopadu 2021 se na Kancelá</text:span><text:span text:style-name="T78">ř veřejného ochránce práv obrátila paní A</text:span><text:span text:style-name="T79">.</text:span><text:span text:style-name="T80"><text:s/>M</text:span><text:span text:style-name="T81">.<text:s/></text:span><text:span text:style-name="T82">s žádostí o informace podle zákona o </text:span><text:span text:style-name="T83">svobodném přístupu k informacím týkající se počtu očkovaných pracovníků Kanceláře veřejného ochránce práv, počtu rozočkovaných pracovníků a počtu zaměstnanců, kteří prodělali onemocnění Covid-19.<text:s/></text:span></text:p>
      <text:p text:style-name="P84"><text:span text:style-name="T85">Kancelá</text:span><text:span text:style-name="T86">ř veřejného ochránce práv nedisponuje informací o po</text:span><text:span text:style-name="T87">čtu rozočkovaných zaměstnanců ani o celkovém počtu zaměstnanců, kteří prodělali onemocnění Covid-19. V uplynulém období se v Kanceláři vyskytlo několik případů pozitivně nakažených zaměstnanců; informaci o celkovém počtu těchto zaměstnanců nicméně Kancelář</text:span><text:span text:style-name="T88"><text:s/>neeviduje, protože jí to nedovoluje a ani neukládá žádný právní předpis. Fakticky potvrzení o prodělaném onemocnění Covid-19 předložili k doložení své bezinfekčnosti pouze dva zaměstnanci. Kancelář reálně disponuje pouze informací o počtu osob, které jsou</text:span><text:span text:style-name="T89"><text:s/>proočkovány, a to na základě jimi předložených certifikátů o ukončeném očkování; tato informace je žadatelce poskytnuta společně s tímto rozhodnutím.<text:s/></text:span></text:p>
      <text:p text:style-name="P90"><text:span text:style-name="T91">V rozsahu, v jakém Kancelá</text:span><text:span text:style-name="T92">ř jako povinný subjekt požadovanými informacemi nedisponuje, protože ani infor</text:span><text:span text:style-name="T93">macemi disponovat nemá (žádný právní předpis neukládá zaměstnavatelům oprávnění ani povinnost zpracovávat údaje o prodělaném onemocnění Covid- 19 u svých zaměstnanců) se žádost o informace částečně odmítá. Smyslem a účelem poskytování informací je poskytov</text:span><text:span text:style-name="T94">at informace, kterými povinné subjekty disponují, nikoliv tyto informace k žádostem nově vytvářet.<text:s/></text:span></text:p>
      <text:p text:style-name="P95"><text:span text:style-name="T96">Pou</text:span><text:span text:style-name="T97">čení</text:span></text:p>
      <text:p text:style-name="P98"><text:span text:style-name="T99">Proti tomuto rozhodnutí lze v souladu s ustanovením § 16 zákona o svobodném p</text:span><text:span text:style-name="T100">řístupu k informacím a v souladu se Zásadami pro poskytování informací<text:s/></text:span><text:span text:style-name="T101">Kanceláří veřejného ochránce práv, podat ve lhůtě 15 dnů od jeho doručení odvolání k vedoucímu Kanceláře veřejného ochránce práv.</text:span></text:p>
      <text:p text:style-name="P102"/>
      <text:p text:style-name="P103"/>
      <text:p text:style-name="P104"><text:span text:style-name="T105">JUDr. Pavel Po</text:span><text:span text:style-name="T106">řízek, Ph.D., v. r.</text:span></text:p>
      <text:p text:style-name="P107"><text:span text:style-name="T108">vedoucí Kancelá</text:span><text:span text:style-name="T109">ře veřejného ochránce práv</text:span></text:p>
      <text:p text:style-name="P110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VR3D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11:58:00Z</meta:creation-date>
    <dc:date>2021-12-14T12:00:00Z</dc:date>
    <meta:print-date>2021-11-24T10:3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8" meta:word-count="596" meta:character-count="4107" meta:row-count="29" meta:non-whitespace-character-count="3519"/>
  </office:meta>
</office:document-meta>
</file>